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482cm"/>
    </style:style>
    <style:style style:name="co5" style:family="table-column">
      <style:table-column-properties fo:break-before="auto" style:column-width="5.5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12.6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0pt" style:font-name-asian="Consolas" style:font-size-asian="10pt" style:font-name-complex="Consolas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54pt solid #000000" fo:border-left="none" fo:border-right="none" fo:border-top="0.54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54pt solid #000000" style:text-align-source="fix" style:repeat-content="false" fo:border-left="none" fo:border-right="none" fo:border-top="0.54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79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79pt solid #000000" fo:border-left="none" fo:border-right="none" fo:border-top="0.79pt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9pt solid #000000" fo:border-left="none" fo:border-right="none" fo:border-top="none"/>
      <style:text-properties style:font-name="Arial" fo:font-size="10pt" style:font-size-asian="10pt" style:font-size-complex="10pt"/>
    </style:style>
  </office:automatic-styles>
  <office:body>
    <office:spreadsheet>
      <table:table table:name="Pipe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>
            <text:p>BC</text:p>
          </table:table-cell>
          <table:table-cell table:style-name="ce1" office:value-type="string">
            <text:p>Power Pipes</text:p>
          </table:table-cell>
          <table:table-cell table:style-name="ce9" office:value-type="string">
            <text:p>Resistance</text:p>
          </table:table-cell>
          <table:table-cell table:style-name="ce1" office:value-type="string">
            <text:p>TFC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>
            <text:p>Cobblestone</text:p>
          </table:table-cell>
          <table:table-cell office:value-type="float" office:value="80">
            <text:p>80</text:p>
          </table:table-cell>
          <table:table-cell table:style-name="ce7" office:value-type="string">
            <text:p>0.05F</text:p>
          </table:table-cell>
          <table:table-cell office:value-type="string">
            <text:p>Copper</text:p>
          </table:table-cell>
          <table:table-cell office:value-type="string">
            <text:p>Conductive Pip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one</text:p>
          </table:table-cell>
          <table:table-cell table:formula="of:=2*80" office:value-type="float" office:value="160">
            <text:p>160</text:p>
          </table:table-cell>
          <table:table-cell table:style-name="ce7" office:value-type="string">
            <text:p>0.025F</text:p>
          </table:table-cell>
          <table:table-cell office:value-type="string">
            <text:p>Rose Gold</text:p>
          </table:table-cell>
          <table:table-cell office:value-type="string">
            <text:p>Conductive Pip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Wood</text:p>
          </table:table-cell>
          <table:table-cell table:formula="of:=4*80" office:value-type="float" office:value="320">
            <text:p>320</text:p>
          </table:table-cell>
          <table:table-cell table:style-name="ce7" office:value-type="string">
            <text:p>0.0F</text:p>
          </table:table-cell>
          <table:table-cell office:value-type="string">
            <text:p>Black Bronze</text:p>
          </table:table-cell>
          <table:table-cell office:value-type="string">
            <text:p>Power Extraction Pip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ndstone</text:p>
          </table:table-cell>
          <table:table-cell table:formula="of:=4*80" office:value-type="float" office:value="320">
            <text:p>320</text:p>
          </table:table-cell>
          <table:table-cell table:style-name="ce7" office:value-type="string">
            <text:p>0.0125F</text:p>
          </table:table-cell>
          <table:table-cell office:value-type="string">
            <text:p>Wrought Iron</text:p>
          </table:table-cell>
          <table:table-cell office:value-type="string">
            <text:p>Conductive Pip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Quartz</text:p>
          </table:table-cell>
          <table:table-cell table:formula="of:=8*80" office:value-type="float" office:value="640">
            <text:p>640</text:p>
          </table:table-cell>
          <table:table-cell table:style-name="ce7" office:value-type="string">
            <text:p>0.0125F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ron</text:p>
          </table:table-cell>
          <table:table-cell table:formula="of:=16*80" office:value-type="float" office:value="1280">
            <text:p>1280</text:p>
          </table:table-cell>
          <table:table-cell table:style-name="ce7" office:value-type="string">
            <text:p>0.0125F</text:p>
          </table:table-cell>
          <table:table-cell/>
          <table:table-cell office:value-type="string">
            <text:p>Conductive Pipe</text:p>
          </table:table-cell>
          <table:table-cell table:number-columns-repeated="1019"/>
        </table:table-row>
        <table:table-row table:style-name="ro1">
          <table:table-cell office:value-type="string">
            <text:p>Gold</text:p>
          </table:table-cell>
          <table:table-cell table:formula="of:=32*80" office:value-type="float" office:value="2560">
            <text:p>2560</text:p>
          </table:table-cell>
          <table:table-cell table:style-name="ce7" office:value-type="string">
            <text:p>0.003125F</text:p>
          </table:table-cell>
          <table:table-cell office:value-type="string">
            <text:p>Steel</text:p>
          </table:table-cell>
          <table:table-cell office:value-type="string">
            <text:p>Conductive Pipe</text:p>
          </table:table-cell>
          <table:table-cell table:number-columns-repeated="1019"/>
        </table:table-row>
        <table:table-row table:style-name="ro1">
          <table:table-cell office:value-type="string">
            <text:p>Emerald</text:p>
          </table:table-cell>
          <table:table-cell table:formula="of:=32*80" office:value-type="float" office:value="2560">
            <text:p>2560</text:p>
          </table:table-cell>
          <table:table-cell table:style-name="ce7" office:value-type="string">
            <text:p>0.0F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iamond</text:p>
          </table:table-cell>
          <table:table-cell table:formula="of:=128*80" office:value-type="float" office:value="10240">
            <text:p>10240</text:p>
          </table:table-cell>
          <table:table-cell table:style-name="ce7" office:value-type="string">
            <text:p>0.0F</text:p>
          </table:table-cell>
          <table:table-cell office:value-type="string">
            <text:p>Platinum</text:p>
          </table:table-cell>
          <table:table-cell office:value-type="string">
            <text:p>Conductive Pip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/>
          <table:table-cell table:style-name="ce8" office:value-type="string">
            <text:p>Fluid Pipes</text:p>
          </table:table-cell>
          <table:table-cell table:style-name="ce6"/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Wood</text:p>
          </table:table-cell>
          <table:table-cell table:number-columns-repeated="2"/>
          <table:table-cell office:value-type="string">
            <text:p>Tin</text:p>
          </table:table-cell>
          <table:table-cell office:value-type="string">
            <text:p>Fluids Extraction Pipe</text:p>
          </table:table-cell>
          <table:table-cell table:number-columns-repeated="1019"/>
        </table:table-row>
        <table:table-row table:style-name="ro1">
          <table:table-cell office:value-type="string">
            <text:p>Cobblestone</text:p>
          </table:table-cell>
          <table:table-cell table:number-columns-repeated="2"/>
          <table:table-cell office:value-type="string">
            <text:p>Lead</text:p>
          </table:table-cell>
          <table:table-cell office:value-type="string">
            <text:p>Fluids Transport Pipe 01</text:p>
          </table:table-cell>
          <table:table-cell table:number-columns-repeated="1019"/>
        </table:table-row>
        <table:table-row table:style-name="ro1">
          <table:table-cell office:value-type="string">
            <text:p>Stone</text:p>
          </table:table-cell>
          <table:table-cell table:number-columns-repeated="2"/>
          <table:table-cell office:value-type="string">
            <text:p>Bronze</text:p>
          </table:table-cell>
          <table:table-cell office:value-type="string">
            <text:p>Fluids Transport Pipe 02</text:p>
          </table:table-cell>
          <table:table-cell table:number-columns-repeated="1019"/>
        </table:table-row>
        <table:table-row table:style-name="ro1">
          <table:table-cell office:value-type="string">
            <text:p>Iron</text:p>
          </table:table-cell>
          <table:table-cell table:number-columns-repeated="2"/>
          <table:table-cell office:value-type="string">
            <text:p>Wrought Iron</text:p>
          </table:table-cell>
          <table:table-cell office:value-type="string">
            <text:p>Fluids Junction Collector Pipe</text:p>
          </table:table-cell>
          <table:table-cell table:number-columns-repeated="1019"/>
        </table:table-row>
        <table:table-row table:style-name="ro1">
          <table:table-cell office:value-type="string">
            <text:p>Gold</text:p>
          </table:table-cell>
          <table:table-cell table:number-columns-repeated="2"/>
          <table:table-cell office:value-type="string">
            <text:p>Steel</text:p>
          </table:table-cell>
          <table:table-cell office:value-type="string">
            <text:p>Advanced Fluids Transport Pipe</text:p>
          </table:table-cell>
          <table:table-cell table:number-columns-repeated="1019"/>
        </table:table-row>
        <table:table-row table:style-name="ro1">
          <table:table-cell office:value-type="string">
            <text:p>Emerald</text:p>
          </table:table-cell>
          <table:table-cell table:number-columns-repeated="2"/>
          <table:table-cell office:value-type="string">
            <text:p>Red Steel</text:p>
          </table:table-cell>
          <table:table-cell office:value-type="string">
            <text:p>Advanced Fluids Extraction Pipe</text:p>
          </table:table-cell>
          <table:table-cell table:number-columns-repeated="1019"/>
        </table:table-row>
        <table:table-row table:style-name="ro1">
          <table:table-cell office:value-type="string">
            <text:p>Void</text:p>
          </table:table-cell>
          <table:table-cell table:number-columns-repeated="2"/>
          <table:table-cell office:value-type="string">
            <text:p>Black Bronze</text:p>
          </table:table-cell>
          <table:table-cell office:value-type="string">
            <text:p>Fluids Void Pipe</text:p>
          </table:table-cell>
          <table:table-cell table:number-columns-repeated="1019"/>
        </table:table-row>
        <table:table-row table:style-name="ro1">
          <table:table-cell office:value-type="string">
            <text:p>Sandstone</text:p>
          </table:table-cell>
          <table:table-cell table:number-columns-repeated="2"/>
          <table:table-cell office:value-type="string">
            <text:p>Rose Gold</text:p>
          </table:table-cell>
          <table:table-cell office:value-type="string">
            <text:p>Fluids Pipe Connector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/>
          <table:table-cell table:style-name="ce8" office:value-type="string">
            <text:p>Structure Pipes</text:p>
          </table:table-cell>
          <table:table-cell table:style-name="ce6"/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Cobblestone</text:p>
          </table:table-cell>
          <table:table-cell table:number-columns-repeated="2"/>
          <table:table-cell table:style-name="ce11" office:value-type="string">
            <text:p>Lead</text:p>
          </table:table-cell>
          <table:table-cell table:style-name="ce11" office:value-type="string">
            <text:p>Structure Pip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/>
          <table:table-cell table:style-name="ce8" office:value-type="string">
            <text:p>Item Pipes</text:p>
          </table:table-cell>
          <table:table-cell table:style-name="ce6"/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Wood</text:p>
          </table:table-cell>
          <table:table-cell table:number-columns-repeated="2"/>
          <table:table-cell office:value-type="string">
            <text:p>Tin</text:p>
          </table:table-cell>
          <table:table-cell office:value-type="string">
            <text:p>Extraction Pipe</text:p>
          </table:table-cell>
          <table:table-cell table:number-columns-repeated="1019"/>
        </table:table-row>
        <table:table-row table:style-name="ro1">
          <table:table-cell office:value-type="string">
            <text:p>Cobblestone</text:p>
          </table:table-cell>
          <table:table-cell table:number-columns-repeated="2"/>
          <table:table-cell office:value-type="string">
            <text:p>Lead</text:p>
          </table:table-cell>
          <table:table-cell office:value-type="string">
            <text:p>Transport Pipe 01</text:p>
          </table:table-cell>
          <table:table-cell table:number-columns-repeated="1019"/>
        </table:table-row>
        <table:table-row table:style-name="ro1">
          <table:table-cell office:value-type="string">
            <text:p>Stone</text:p>
          </table:table-cell>
          <table:table-cell table:number-columns-repeated="2"/>
          <table:table-cell office:value-type="string">
            <text:p>Bronze</text:p>
          </table:table-cell>
          <table:table-cell office:value-type="string">
            <text:p>Transport Pipe 02</text:p>
          </table:table-cell>
          <table:table-cell table:number-columns-repeated="1019"/>
        </table:table-row>
        <table:table-row table:style-name="ro1">
          <table:table-cell office:value-type="string">
            <text:p>Iron</text:p>
          </table:table-cell>
          <table:table-cell table:number-columns-repeated="2"/>
          <table:table-cell office:value-type="string">
            <text:p>Wrought Iron</text:p>
          </table:table-cell>
          <table:table-cell office:value-type="string">
            <text:p>Junction Collector Pipe</text:p>
          </table:table-cell>
          <table:table-cell table:number-columns-repeated="1019"/>
        </table:table-row>
        <table:table-row table:style-name="ro1">
          <table:table-cell office:value-type="string">
            <text:p>Gold</text:p>
          </table:table-cell>
          <table:table-cell table:number-columns-repeated="2"/>
          <table:table-cell office:value-type="string">
            <text:p>Steel</text:p>
          </table:table-cell>
          <table:table-cell office:value-type="string">
            <text:p>Advanced Transport Pipe</text:p>
          </table:table-cell>
          <table:table-cell table:number-columns-repeated="1019"/>
        </table:table-row>
        <table:table-row table:style-name="ro1">
          <table:table-cell office:value-type="string">
            <text:p>Diamond</text:p>
          </table:table-cell>
          <table:table-cell table:number-columns-repeated="2"/>
          <table:table-cell office:value-type="string">
            <text:p>Blue Steel</text:p>
          </table:table-cell>
          <table:table-cell office:value-type="string">
            <text:p>Router Pipe</text:p>
          </table:table-cell>
          <table:table-cell table:number-columns-repeated="1019"/>
        </table:table-row>
        <table:table-row table:style-name="ro1">
          <table:table-cell office:value-type="string">
            <text:p>Emerald</text:p>
          </table:table-cell>
          <table:table-cell table:number-columns-repeated="2"/>
          <table:table-cell office:value-type="string">
            <text:p>Red Steel</text:p>
          </table:table-cell>
          <table:table-cell office:value-type="string">
            <text:p>Filter Extraction Pipe</text:p>
          </table:table-cell>
          <table:table-cell table:number-columns-repeated="1019"/>
        </table:table-row>
        <table:table-row table:style-name="ro1">
          <table:table-cell office:value-type="string">
            <text:p>Void</text:p>
          </table:table-cell>
          <table:table-cell table:number-columns-repeated="2"/>
          <table:table-cell office:value-type="string">
            <text:p>Black Bronze</text:p>
          </table:table-cell>
          <table:table-cell office:value-type="string">
            <text:p>Void Pipe</text:p>
          </table:table-cell>
          <table:table-cell table:number-columns-repeated="1019"/>
        </table:table-row>
        <table:table-row table:style-name="ro1">
          <table:table-cell office:value-type="string">
            <text:p>Sandstone</text:p>
          </table:table-cell>
          <table:table-cell table:number-columns-repeated="2"/>
          <table:table-cell office:value-type="string">
            <text:p>Rose Gold</text:p>
          </table:table-cell>
          <table:table-cell office:value-type="string">
            <text:p>Transport Pipe Connector</text:p>
          </table:table-cell>
          <table:table-cell table:number-columns-repeated="1019"/>
        </table:table-row>
        <table:table-row table:style-name="ro1">
          <table:table-cell office:value-type="string">
            <text:p>Obsidian</text:p>
          </table:table-cell>
          <table:table-cell table:number-columns-repeated="2"/>
          <table:table-cell office:value-type="string">
            <text:p>Black Steel</text:p>
          </table:table-cell>
          <table:table-cell office:value-type="string">
            <text:p>Suction Pipe</text:p>
          </table:table-cell>
          <table:table-cell table:number-columns-repeated="1019"/>
        </table:table-row>
        <table:table-row table:style-name="ro1">
          <table:table-cell office:value-type="string">
            <text:p>Daizuli</text:p>
          </table:table-cell>
          <table:table-cell table:number-columns-repeated="2"/>
          <table:table-cell office:value-type="string">
            <text:p>Sterlingsilver</text:p>
          </table:table-cell>
          <table:table-cell office:value-type="string">
            <text:p>Color Routing Pipe</text:p>
          </table:table-cell>
          <table:table-cell table:number-columns-repeated="1019"/>
        </table:table-row>
        <table:table-row table:style-name="ro1">
          <table:table-cell office:value-type="string">
            <text:p>Lapis</text:p>
          </table:table-cell>
          <table:table-cell table:number-columns-repeated="2"/>
          <table:table-cell office:value-type="string">
            <text:p>Brass</text:p>
          </table:table-cell>
          <table:table-cell office:value-type="string">
            <text:p>Color Tagging Pipe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FC Metal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Tier I</text:p>
          </table:table-cell>
          <table:table-cell office:value-type="string">
            <text:p>BISMUTH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BISMUTHBRONZE</text:p>
          </table:table-cell>
          <table:table-cell office:value-type="string">
            <text:p>Zinc 20-30 + Copper 50-70 + Bismuth 10-20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LACKBRONZE</text:p>
          </table:table-cell>
          <table:table-cell office:value-type="string">
            <text:p>Golg 10-25 + Copper 50-70 + Silver 10-25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RASS</text:p>
          </table:table-cell>
          <table:table-cell office:value-type="string">
            <text:p>Copper 88-92 + Zinc 8-12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RONZE</text:p>
          </table:table-cell>
          <table:table-cell office:value-type="string">
            <text:p>Copper 88-92 + Tin 8-12</text:p>
          </table:table-cell>
        </table:table-row>
        <table:table-row table:style-name="ro2">
          <table:table-cell office:value-type="string">
            <text:p>Tier I</text:p>
          </table:table-cell>
          <table:table-cell office:value-type="string">
            <text:p>COPPER</text:p>
          </table:table-cell>
          <table:table-cell/>
        </table:table-row>
        <table:table-row table:style-name="ro2">
          <table:table-cell office:value-type="string">
            <text:p>Tier I</text:p>
          </table:table-cell>
          <table:table-cell office:value-type="string">
            <text:p>GOLD</text:p>
          </table:table-cell>
          <table:table-cell/>
        </table:table-row>
        <table:table-row table:style-name="ro2">
          <table:table-cell office:value-type="string">
            <text:p>Tier I</text:p>
          </table:table-cell>
          <table:table-cell office:value-type="string">
            <text:p>LEAD</text:p>
          </table:table-cell>
          <table:table-cell/>
        </table:table-row>
        <table:table-row table:style-name="ro2">
          <table:table-cell office:value-type="string">
            <text:p>Tier I</text:p>
          </table:table-cell>
          <table:table-cell office:value-type="string">
            <text:p>NICKEL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ROSEGOLD</text:p>
          </table:table-cell>
          <table:table-cell office:value-type="string">
            <text:p>Copper 15-30 + Gold 70-86</text:p>
          </table:table-cell>
        </table:table-row>
        <table:table-row table:style-name="ro2">
          <table:table-cell office:value-type="string">
            <text:p>Tier I</text:p>
          </table:table-cell>
          <table:table-cell office:value-type="string">
            <text:p>SILVER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STERLINGSILVER</text:p>
          </table:table-cell>
          <table:table-cell office:value-type="string">
            <text:p>Copper 20-40 + Silver 60-80</text:p>
          </table:table-cell>
        </table:table-row>
        <table:table-row table:style-name="ro2">
          <table:table-cell office:value-type="string">
            <text:p>Tier I</text:p>
          </table:table-cell>
          <table:table-cell office:value-type="string">
            <text:p>TIN</text:p>
          </table:table-cell>
          <table:table-cell/>
        </table:table-row>
        <table:table-row table:style-name="ro2">
          <table:table-cell office:value-type="string">
            <text:p>Tier I</text:p>
          </table:table-cell>
          <table:table-cell office:value-type="string">
            <text:p>ZINC</text:p>
          </table:table-cell>
          <table:table-cell/>
        </table:table-row>
        <table:table-row table:style-name="ro2">
          <table:table-cell office:value-type="string">
            <text:p>Tier I</text:p>
          </table:table-cell>
          <table:table-cell office:value-type="string">
            <text:p>UNKNOW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ier III</text:p>
          </table:table-cell>
          <table:table-cell office:value-type="string">
            <text:p>WROUGHTIR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ier IV</text:p>
          </table:table-cell>
          <table:table-cell office:value-type="string">
            <text:p>STEEL</text:p>
          </table:table-cell>
          <table:table-cell/>
        </table:table-row>
        <table:table-row table:style-name="ro2">
          <table:table-cell office:value-type="string">
            <text:p>Tier IV</text:p>
          </table:table-cell>
          <table:table-cell office:value-type="string">
            <text:p>PIGIR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ier V</text:p>
          </table:table-cell>
          <table:table-cell office:value-type="string">
            <text:p>BLACKSTEEL</text:p>
          </table:table-cell>
          <table:table-cell/>
        </table:table-row>
        <table:table-row table:style-name="ro2">
          <table:table-cell office:value-type="string">
            <text:p>Tier V</text:p>
          </table:table-cell>
          <table:table-cell office:value-type="string">
            <text:p>BLUESTEEL</text:p>
          </table:table-cell>
          <table:table-cell/>
        </table:table-row>
        <table:table-row table:style-name="ro2">
          <table:table-cell office:value-type="string">
            <text:p>Tier V</text:p>
          </table:table-cell>
          <table:table-cell office:value-type="string">
            <text:p>PLATINUM</text:p>
          </table:table-cell>
          <table:table-cell/>
        </table:table-row>
        <table:table-row table:style-name="ro2">
          <table:table-cell office:value-type="string">
            <text:p>Tier V</text:p>
          </table:table-cell>
          <table:table-cell office:value-type="string">
            <text:p>RED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STEEL</text:p>
          </table:table-cell>
          <table:table-cell office:value-type="string">
            <text:p>Steel 50-70 + Nickel 15-25 + BlackBronze 15-25</text:p>
          </table:table-cell>
        </table:table-row>
        <table:table-row table:style-name="ro2">
          <table:table-cell office:value-type="string">
            <text:p>Tier V</text:p>
          </table:table-cell>
          <table:table-cell office:value-type="string">
            <text:p>HCBLACK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REDSTEEL</text:p>
          </table:table-cell>
          <table:table-cell office:value-type="string">
            <text:p>BlackSteel 50-60 + RoseGold 10-15 + Brass 10-15 + Steel 20-25</text:p>
          </table:table-cell>
        </table:table-row>
        <table:table-row table:style-name="ro2">
          <table:table-cell office:value-type="string">
            <text:p>Tier V</text:p>
          </table:table-cell>
          <table:table-cell office:value-type="string">
            <text:p>HCRED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BLUESTEEL</text:p>
          </table:table-cell>
          <table:table-cell office:value-type="string">
            <text:p>BlackSteel 50-60 + BismuthBronze 10-15 + SterlingSilver 10-15 + Steel 20-25</text:p>
          </table:table-cell>
        </table:table-row>
        <table:table-row table:style-name="ro2">
          <table:table-cell office:value-type="string">
            <text:p>Tier V</text:p>
          </table:table-cell>
          <table:table-cell office:value-type="string">
            <text:p>HCBLUESTE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0000-00-00T16:07:16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7:15:41.64</meta:creation-date>
    <dc:date>2015-12-19T16:35:23.04</dc:date>
    <meta:editing-duration>PT4H41M38S</meta:editing-duration>
    <meta:editing-cycles>9</meta:editing-cycles>
    <meta:generator>LibreOffice/4.0.2.2$Windows_x86 LibreOffice_project/4c82dcdd6efcd48b1d8bba66bfe1989deee49c3</meta:generator>
    <meta:document-statistic meta:table-count="2" meta:cell-count="175" meta:object-count="0"/>
  </office:meta>
</office:document-meta>
</file>